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4C0000044CB8A8533D.jpg"/>
  <manifest:file-entry manifest:media-type="image/jpeg" manifest:full-path="Pictures/1000000000000190000001900817416A.jpg"/>
  <manifest:file-entry manifest:media-type="image/jpeg" manifest:full-path="Pictures/1000000000000258000001D96EFD999A.jpg"/>
  <manifest:file-entry manifest:media-type="image/jpeg" manifest:full-path="Pictures/1000000000000166000001C1F7796C47.jpg"/>
  <manifest:file-entry manifest:media-type="image/jpeg" manifest:full-path="Pictures/10000000000002E4000000CE2CD9085B.jpg"/>
  <manifest:file-entry manifest:media-type="image/png" manifest:full-path="Pictures/100000000000019000000180D4612BD6.png"/>
  <manifest:file-entry manifest:media-type="image/jpeg" manifest:full-path="Pictures/10000000000002BC0000024969D0054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8.923cm" fo:margin-left="0.039cm" fo:margin-right="0.039cm" table:align="margins" style:writing-mode="lr-tb"/>
    </style:style>
    <style:style style:name="Tableau2.A" style:family="table-column">
      <style:table-column-properties style:column-width="3.189cm" style:rel-column-width="11044*"/>
    </style:style>
    <style:style style:name="Tableau2.B" style:family="table-column">
      <style:table-column-properties style:column-width="15.734cm" style:rel-column-width="54491*"/>
    </style:style>
    <style:style style:name="Tableau2.1" style:family="table-row">
      <style:table-row-properties style:min-row-height="1.466cm" style:keep-together="false" fo:keep-together="always"/>
    </style:style>
    <style:style style:name="Tableau2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2.B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au2.2" style:family="table-row">
      <style:table-row-properties style:min-row-height="0.848cm" style:keep-together="false" fo:keep-together="always"/>
    </style:style>
    <style:style style:name="Tableau3" style:family="table">
      <style:table-properties style:width="15.568cm" fo:margin-left="2.838cm" fo:margin-right="0.594cm" table:align="margins"/>
    </style:style>
    <style:style style:name="Tableau3.A" style:family="table-column">
      <style:table-column-properties style:column-width="2.494cm" style:rel-column-width="10499*"/>
    </style:style>
    <style:style style:name="Tableau3.B" style:family="table-column">
      <style:table-column-properties style:column-width="3.268cm" style:rel-column-width="13758*"/>
    </style:style>
    <style:style style:name="Tableau3.E" style:family="table-column">
      <style:table-column-properties style:column-width="3.268cm" style:rel-column-width="13762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E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color="#0000ff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ff" fo:font-size="18pt" fo:font-weight="bold" fo:background-color="transparent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ff"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text-properties fo:color="#0000ff" fo:font-size="11pt" style:text-underline-style="none" style:font-size-asian="11pt" style:font-size-complex="11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P7" style:family="paragraph" style:parent-style-name="Standard">
      <style:text-properties style:font-name="Times New Roman" fo:font-size="11pt" style:text-underline-style="none" fo:font-weight="normal" style:font-size-asian="11pt" style:font-weight-asian="normal" style:font-name-complex="Times New Roman" style:font-size-complex="11pt" style:font-weight-complex="normal"/>
    </style:style>
    <style:style style:name="P8" style:family="paragraph" style:parent-style-name="Standard">
      <style:text-properties style:font-name="Times New Roman" fo:font-size="11pt" fo:font-style="italic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P9" style:family="paragraph" style:parent-style-name="Standard">
      <style:text-properties style:font-name="Times New Roman" fo:font-size="11pt" fo:font-style="normal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 fo:orphans="0" fo:widows="0" fo:hyphenation-ladder-count="no-limit">
        <style:tab-stops>
          <style:tab-stop style:position="0.25cm"/>
          <style:tab-stop style:position="2cm"/>
          <style:tab-stop style:position="3cm"/>
          <style:tab-stop style:position="4.001cm"/>
          <style:tab-stop style:position="5.001cm"/>
        </style:tab-stops>
      </style:paragraph-properties>
      <style:text-properties fo:hyphenate="false" fo:hyphenation-remain-char-count="2" fo:hyphenation-push-char-count="2"/>
    </style:style>
    <style:style style:name="P11" style:family="paragraph" style:parent-style-name="Standard">
      <style:text-properties fo:font-size="11pt" style:text-underline-style="none" style:font-size-asian="11pt" style:font-size-complex="11pt"/>
    </style:style>
    <style:style style:name="P12" style:family="paragraph" style:parent-style-name="Standard">
      <style:text-properties fo:font-size="11pt" fo:font-style="italic" style:text-underline-style="none" style:font-size-asian="11pt" style:font-style-asian="italic" style:font-size-complex="11pt" style:font-style-complex="italic"/>
    </style:style>
    <style:style style:name="P13" style:family="paragraph" style:parent-style-name="Standard">
      <style:text-properties fo:font-size="11pt" fo:font-style="italic" style:font-size-asian="11pt" style:font-style-asian="italic" style:font-size-complex="11pt" style:font-style-complex="italic"/>
    </style:style>
    <style:style style:name="P14" style:family="paragraph" style:parent-style-name="Standard">
      <style:text-properties fo:font-size="11pt" style:font-size-asian="11pt" style:font-size-complex="11pt"/>
    </style:style>
    <style:style style:name="P15" style:family="paragraph" style:parent-style-name="Standard">
      <style:text-properties fo:font-style="italic" style:font-style-asian="italic" style:font-style-complex="italic"/>
    </style:style>
    <style:style style:name="P16" style:family="paragraph" style:parent-style-name="Standard">
      <style:text-properties fo:color="#ff0000" fo:font-size="11pt" style:text-underline-style="none" style:font-size-asian="11pt" style:font-size-complex="11pt"/>
    </style:style>
    <style:style style:name="P17" style:family="paragraph" style:parent-style-name="Standard">
      <style:text-properties fo:color="#ff0000" style:font-name="Times New Roman" fo:font-size="11pt" fo:font-style="normal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8" style:family="paragraph" style:parent-style-name="Standard">
      <style:text-properties fo:color="#000000" style:font-name="Times New Roman" fo:font-size="11pt" fo:font-style="normal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9" style:family="paragraph" style:parent-style-name="Footer">
      <style:paragraph-properties fo:text-align="center" style:justify-single-word="false"/>
    </style:style>
    <style:style style:name="P20" style:family="paragraph" style:parent-style-name="Heading">
      <style:paragraph-properties fo:text-align="center" style:justify-single-word="false"/>
      <style:text-properties fo:color="#0000ff" fo:font-weight="bold" style:font-weight-asian="bold" style:font-weight-complex="bold"/>
    </style:style>
    <style:style style:name="P21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Times New Roman" fo:font-size="8pt" style:font-size-asian="8pt" style:font-name-complex="Times New Roman" style:font-size-complex="8pt"/>
    </style:style>
    <style:style style:name="P22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Times New Roman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P23" style:family="paragraph" style:parent-style-name="Header">
      <style:paragraph-properties fo:margin-left="0cm" fo:margin-right="0cm" fo:text-align="justify" style:justify-single-word="false" fo:text-indent="0.501cm" style:auto-text-indent="false">
        <style:tab-stops/>
      </style:paragraph-properties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24" style:family="paragraph" style:parent-style-name="Header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25cm" fo:margin-right="0cm" fo:text-align="justify" style:justify-single-word="false" fo:orphans="0" fo:widows="0" fo:hyphenation-ladder-count="no-limit" fo:text-indent="-0.25cm" style:auto-text-indent="false" style:snap-to-layout-grid="false">
        <style:tab-stops>
          <style:tab-stop style:position="2cm"/>
          <style:tab-stop style:position="3cm"/>
          <style:tab-stop style:position="4.001cm"/>
          <style:tab-stop style:position="5.001cm"/>
        </style:tab-stops>
      </style:paragraph-properties>
      <style:text-properties fo:hyphenate="false" fo:hyphenation-remain-char-count="2" fo:hyphenation-push-char-count="2"/>
    </style:style>
    <style:style style:name="P26" style:family="paragraph" style:parent-style-name="Standard">
      <style:paragraph-properties fo:margin-left="0.3cm" fo:margin-right="0cm" fo:text-indent="-0.3cm" style:auto-text-indent="false"/>
    </style:style>
    <style:style style:name="P27" style:family="paragraph" style:parent-style-name="Standard">
      <style:paragraph-properties fo:margin-left="0.3cm" fo:margin-right="0.125cm" fo:text-indent="-0.3cm" style:auto-text-indent="false" style:snap-to-layout-grid="false"/>
    </style:style>
    <style:style style:name="P28" style:family="paragraph" style:parent-style-name="Table_20_Contents">
      <style:text-properties fo:font-size="11pt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fo:color="#ff0000" fo:font-size="11pt" style:font-size-asian="11pt" style:font-size-complex="11pt"/>
    </style:style>
    <style:style style:name="P31" style:family="paragraph" style:parent-style-name="Standard">
      <style:paragraph-properties fo:margin-left="2.674cm" fo:margin-right="0.007cm" fo:text-indent="-0.282cm" style:auto-text-indent="false">
        <style:tab-stops/>
      </style:paragraph-properties>
      <style:text-properties style:font-name="Times New Roman1" fo:font-size="11pt" fo:font-style="italic" style:text-underline-style="none" style:font-size-asian="11pt" style:font-style-asian="italic" style:font-name-complex="Times New Roman" style:font-size-complex="11pt" style:font-style-complex="italic"/>
    </style:style>
    <style:style style:name="P32" style:family="paragraph" style:parent-style-name="Standard">
      <style:paragraph-properties fo:margin-left="2.674cm" fo:margin-right="0.007cm" fo:text-indent="-0.282cm" style:auto-text-indent="false">
        <style:tab-stops/>
      </style:paragraph-properties>
      <style:text-properties fo:font-size="11pt" style:font-size-asian="11pt" style:font-size-complex="11pt"/>
    </style:style>
    <style:style style:name="P33" style:family="paragraph" style:parent-style-name="Standard" style:list-style-name="L1">
      <style:text-properties style:font-name="Times New Roman" fo:font-size="11pt" fo:font-style="normal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34" style:family="paragraph" style:parent-style-name="Heading_20_1">
      <style:text-properties fo:color="#0000ff" fo:font-size="14pt" style:text-underline-style="solid" style:text-underline-width="auto" style:text-underline-color="font-color" style:font-size-asian="14pt" style:font-size-complex="14pt"/>
    </style:style>
    <style:style style:name="P35" style:family="paragraph" style:parent-style-name="Heading_20_3">
      <style:paragraph-properties fo:margin-left="2.501cm" fo:margin-right="0cm" fo:text-indent="-1.27cm" style:auto-text-indent="false"/>
      <style:text-properties fo:font-size="13pt" style:text-underline-style="solid" style:text-underline-width="auto" style:text-underline-color="font-color" style:font-size-asian="13pt" style:font-size-complex="13pt"/>
    </style:style>
    <style:style style:name="T1" style:family="text">
      <style:text-properties fo:background-color="transparent"/>
    </style:style>
    <style:style style:name="T2" style:family="text">
      <style:text-properties style:font-name="Wingdings" fo:font-size="11pt" style:font-size-asian="11pt" style:font-size-complex="11pt"/>
    </style:style>
    <style:style style:name="T3" style:family="text">
      <style:text-properties style:font-name="Wingdings" fo:font-size="11pt" style:font-size-asian="11pt" style:font-name-complex="Times New Roman" style:font-size-complex="11pt"/>
    </style:style>
    <style:style style:name="T4" style:family="text">
      <style:text-properties style:font-name="Times New Roman" fo:font-size="11pt" style:font-size-asian="11pt" style:font-name-complex="Times New Roman"/>
    </style:style>
    <style:style style:name="T5" style:family="text">
      <style:text-properties style:font-name="Times New Roman" fo:font-size="11pt" style:font-size-asian="11pt" style:font-name-complex="Times New Roman" style:font-size-complex="11pt"/>
    </style:style>
    <style:style style:name="T6" style:family="text">
      <style:text-properties style:font-name="Times New Roman" fo:font-size="11pt" fo:font-style="italic" style:text-underline-style="none" style:font-size-asian="11pt" style:font-style-asian="italic" style:font-name-complex="Times New Roman" style:font-size-complex="11pt" style:font-style-complex="italic"/>
    </style:style>
    <style:style style:name="T7" style:family="text">
      <style:text-properties style:font-name="Times New Roman" fo:font-size="11pt" fo:font-style="italic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T8" style:family="text">
      <style:text-properties style:font-name="Times New Roman" fo:font-size="11pt" fo:font-style="normal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9" style:family="text">
      <style:text-properties style:font-name="Times New Roman" fo:font-style="normal" style:text-underline-style="none" fo:font-weight="normal" style:font-style-asian="normal" style:font-weight-asian="normal" style:font-name-complex="Times New Roman" style:font-style-complex="normal" style:font-weight-complex="normal"/>
    </style:style>
    <style:style style:name="T10" style:family="text">
      <style:text-properties style:font-name="Times New Roman" fo:font-style="italic" style:text-underline-style="none" style:font-style-asian="italic" style:font-name-complex="Times New Roman" style:font-style-complex="italic"/>
    </style:style>
    <style:style style:name="T11" style:family="text">
      <style:text-properties style:font-name="Times New Roman" style:font-name-complex="Times New Roman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color="#ff0000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style:font-name="Times New Roman1" fo:font-size="12pt" fo:font-style="italic"/>
    </style:style>
    <style:style style:name="T16" style:family="text">
      <style:text-properties style:font-name="Times New Roman1" fo:font-size="11pt" fo:font-style="italic" style:text-underline-style="none" style:font-size-asian="11pt" style:font-style-asian="italic" style:font-name-complex="Times New Roman" style:font-size-complex="11pt" style:font-style-complex="italic"/>
    </style:style>
    <style:style style:name="T17" style:family="text">
      <style:text-properties style:font-name="Times New Roman1" fo:font-size="11pt" fo:font-style="italic" style:font-size-asian="11pt" style:font-size-complex="11pt"/>
    </style:style>
    <style:style style:name="T18" style:family="text">
      <style:text-properties fo:color="#000000"/>
    </style:style>
    <style:style style:name="T19" style:family="text">
      <style:text-properties style:text-position="sub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from-top" style:vertical-rel="paragraph" style:horizontal-pos="from-left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run-through="foreground" style:wrap="run-through" style:number-wrapped-paragraphs="no-limit" style:vertical-pos="from-top" style:vertical-rel="paragraph" style:horizontal-pos="from-left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équence 6 – Commande des leds</text:p>
      <text:p text:style-name="P22">Situation problème</text:p>
      <text:p text:style-name="P21"/>
      <text:p text:style-name="P23">Le projecteur doit pouvoir générer différentes couleurs à partir des leds rouges, vertes et bleues.</text:p>
      <text:p text:style-name="P24">Comment commander ces leds pour obtenir une palette de couleurs la plus large possible ? </text:p>
      <text:p text:style-name="P24">Comment le PIC peut gérer en même temps les leds et la communication DMX avec la console de commande ?</text:p>
      <text:p text:style-name="P23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6">Moyens</text:p>
          </table:table-cell>
          <table:table-cell table:style-name="Tableau2.B1" office:value-type="string">
            <text:p text:style-name="P25"><text:span text:style-name="T2"></text:span><text:span text:style-name="T5"><text:tab/>Dossier technique.</text:span></text:p>
            <text:p text:style-name="P10"><text:span text:style-name="T2"></text:span><text:span text:style-name="T5"><text:tab/>Documentation constructeur TIP122, diodes leds, 7805, PIC18F4550</text:span><text:span text:style-name="T4">.</text:span></text:p>
            <text:p text:style-name="P26"><text:span text:style-name="T2"></text:span><text:span text:style-name="T5"><text:tab/></text:span><text:span text:style-name="T4">Poste de mesures.</text:span></text:p>
            <text:p text:style-name="P26"><text:span text:style-name="T3"></text:span><text:span text:style-name="T5"><text:tab/>Programmes </text:span><text:span text:style-name="T6">commande_1led.fcf, </text:span><text:span text:style-name="T16">commande_led_avec_interruption.fcf,</text:span></text:p>
            <text:p text:style-name="P31">commande_3leds_avec_interruption_et_dmx.fcf,</text:p>
            <text:p text:style-name="P32"><text:span text:style-name="T10">Simulation_alimentation_12V.dsn</text:span><text:span text:style-name="T11">.</text:span></text:p>
          </table:table-cell>
        </table:table-row>
        <table:table-row table:style-name="Tableau2.2">
          <table:table-cell table:style-name="Tableau2.A1" office:value-type="string">
            <text:p text:style-name="P6">Conditions</text:p>
          </table:table-cell>
          <table:table-cell table:style-name="Tableau2.B1" office:value-type="string">
            <text:p text:style-name="P27"><text:span text:style-name="T2"></text:span><text:span text:style-name="T5"><text:tab/>Travail en binôme - 12 h.</text:span></text:p>
          </table:table-cell>
        </table:table-row>
      </table:table>
      <text:h text:style-name="P34" text:outline-level="1">Activité 1 - Etude structurelle</text:h>
      <text:p text:style-name="P11"><text:tab/>1-1 A partir de l'analyse fonctionnelle du dossier technique, retrouver les fonctions FP6, FP7 et FA sur le schéma <text:tab/>structurel.</text:p>
      <text:p text:style-name="P11"><text:tab/></text:p>
      <text:p text:style-name="P11"><text:tab/>1-2 Quel est le rôle des transistors Q1 à Q3 ?</text:p>
      <text:p text:style-name="P11"><text:tab/></text:p>
      <text:p text:style-name="P12"><text:tab/>Le rôle des résistances d’émetteur R10, R12 et R14 est de stabiliser la polarisation du transistor afin d'obtenir un <text:tab/>courant Ic constant (et donc un éclairage constant), ceci malgré les variations de températures auxquelles sera <text:tab/>soumis le projecteur.</text:p>
      <text:p text:style-name="P12"/>
      <text:p text:style-name="P11"><text:tab/>1-3 A partir de la documentation technique, indiquer la particularité du transistor TIP122.</text:p>
      <text:p text:style-name="P11"><text:tab/>Estimer les valeurs typiques de Vce<text:span text:style-name="T19">sat</text:span> et de Vbe<text:span text:style-name="T19">sat</text:span>.</text:p>
      <text:p text:style-name="P11"><text:tab/></text:p>
      <text:p text:style-name="P11"><text:tab/>1-4 Calculer le courant If typique dans une led rouge.</text:p>
      <text:p text:style-name="P11"><text:tab/>Les leds sont-elles bien polarisées ?</text:p>
      <text:p text:style-name="P11"><text:tab/></text:p>
      <text:p text:style-name="P11"><text:tab/>1-5 Calculer le courant Icsat du transistor Q1.</text:p>
      <text:p text:style-name="P11"><text:tab/></text:p>
      <text:p text:style-name="P11"><text:tab/>1-6 A partir de la documentation constructeur, montrer que Q1 est bien choisi.</text:p>
      <text:p text:style-name="P11"><text:tab/></text:p>
      <text:p text:style-name="P11"><text:tab/>1-7 Démontrer que le transistor est correctement saturé.</text:p>
      <text:p text:style-name="Standard"><text:tab/></text:p>
      <text:h text:style-name="P34" text:outline-level="1">Activité 2 – Commande statique d'une led</text:h>
      <text:h text:style-name="P35" text:outline-level="3">Programme de commande d'une led</text:h>
      <text:p text:style-name="P11"><text:tab/><text:tab/>2-1-1 Repérer, sur le schéma structurel, les sorties du PIC permettant de commander les leds Rouges, <text:tab/><text:tab/><text:tab/>Vertes et Bleues.</text:p>
      <text:p text:style-name="P11"><text:tab/><text:tab/><text:tab/><text:tab/></text:p>
      <text:p text:style-name="P11"><text:tab/><text:tab/>2-1-2 Compléter le programme <text:span text:style-name="T12">commande_1led.fcf</text:span> pour allumer les leds rouges.</text:p>
      <text:p text:style-name="P11"><text:tab/><text:tab/>Programmer le PIC.</text:p>
      <text:p text:style-name="P11"><text:tab/><text:tab/></text:p>
      <text:h text:style-name="P35" text:outline-level="3"><text:soft-page-break/>Mesures</text:h>
      <text:p text:style-name="P11"><text:tab/><text:tab/>Proposer et mettre en œuvre un mode opératoire pour vérifier expérimentalement la saturation du <text:tab/><text:tab/><text:tab/>transistor Q1.</text:p>
      <text:p text:style-name="P11"><text:tab/><text:tab/></text:p>
      <text:h text:style-name="P35" text:outline-level="3">Choix de l'alimentation</text:h>
      <text:p text:style-name="P14"><text:tab/><text:tab/>2-3-1 Alimenter le projecteur avec le cordon secteur.</text:p>
      <text:p text:style-name="P14"><text:tab/><text:tab/>Positionner correctement le cavalier JP5.</text:p>
      <text:p text:style-name="P14"><text:tab/><text:tab/></text:p>
      <text:p text:style-name="P14"><text:tab/><text:tab/>2-3-2 Modifier le programme précédent pour commander toutes les leds rouges, vertes et bleues.</text:p>
      <text:p text:style-name="P16"><text:tab/><text:tab/></text:p>
      <text:p text:style-name="P14"><text:tab/><text:tab/>2-3-3 Visualiser à l'oscilloscope la tension Valim_12V.</text:p>
      <text:p text:style-name="P14"><text:tab/><text:tab/>Mesurer sa valeur mini pour les 4 cas suivants (utiliser les cavaliers SW3 à SW5) :</text:p>
      <table:table table:name="Tableau3" table:style-name="Tableau3">
        <table:table-column table:style-name="Tableau3.A"/>
        <table:table-column table:style-name="Tableau3.B" table:number-columns-repeated="3"/>
        <table:table-column table:style-name="Tableau3.E"/>
        <table:table-row>
          <table:table-cell table:style-name="Tableau3.A1" office:value-type="string">
            <text:p text:style-name="P28">Leds allumées</text:p>
          </table:table-cell>
          <table:table-cell table:style-name="Tableau3.A1" office:value-type="string">
            <text:p text:style-name="P29">aucune</text:p>
          </table:table-cell>
          <table:table-cell table:style-name="Tableau3.A1" office:value-type="string">
            <text:p text:style-name="P29">Rouges</text:p>
          </table:table-cell>
          <table:table-cell table:style-name="Tableau3.A1" office:value-type="string">
            <text:p text:style-name="P29">R + V</text:p>
          </table:table-cell>
          <table:table-cell table:style-name="Tableau3.E1" office:value-type="string">
            <text:p text:style-name="P29">R + V + B</text:p>
          </table:table-cell>
        </table:table-row>
        <table:table-row>
          <table:table-cell table:style-name="Tableau3.A2" office:value-type="string">
            <text:p text:style-name="P28">Valim_12V</text:p>
          </table:table-cell>
          <table:table-cell table:style-name="Tableau3.A2" office:value-type="string">
            <text:p text:style-name="P30"/>
          </table:table-cell>
          <table:table-cell table:style-name="Tableau3.A2" office:value-type="string">
            <text:p text:style-name="P30"/>
          </table:table-cell>
          <table:table-cell table:style-name="Tableau3.A2" office:value-type="string">
            <text:p text:style-name="P30"/>
          </table:table-cell>
          <table:table-cell table:style-name="Tableau3.E2" office:value-type="string">
            <text:p text:style-name="P30"/>
          </table:table-cell>
        </table:table-row>
      </table:table>
      <text:p text:style-name="P14"/>
      <text:p text:style-name="P14"><text:tab/><text:tab/>Que constatez-vous ?</text:p>
      <text:p text:style-name="P14"><text:tab/><text:tab/></text:p>
      <text:p text:style-name="P14"><text:tab/><text:tab/>2-3-4 A partir de la structure choisie pour l'alimentation, justifier l'évolution de la tension Valim.</text:p>
      <text:p text:style-name="P14"><text:tab/><text:tab/>Quel intérêt présente cette structure par rapport à une alimentation avec un régulateur ?<text:tab/><text:tab/></text:p>
      <text:p text:style-name="P14"><text:tab/><text:tab/></text:p>
      <text:p text:style-name="P14"><text:tab/><text:tab/>2-3-5 On considère que le courant maximum que devra débiter le régulateur 5V est de 150mA.</text:p>
      <text:p text:style-name="P14"><text:tab/><text:tab/>A partir de la documentation constructeur, indiquer la tension minimale à l'entrée du régulateur.</text:p>
      <text:p text:style-name="P14"><text:tab/><text:tab/>En déduire la tension minimale sur Valim_12V.</text:p>
      <text:p text:style-name="P14"><text:tab/><text:tab/></text:p>
      <text:p text:style-name="P14"><text:tab/><text:tab/>2-3-6 Justifier le dimensionnement de la puissance de la résistance R23.</text:p>
      <text:p text:style-name="P14"><text:tab/><text:tab/></text:p>
      <text:p text:style-name="P14"><text:tab/><text:tab/>2-3-7 Quel est le rôle de R23 ?</text:p>
      <text:p text:style-name="P14"><text:tab/><text:tab/></text:p>
      <text:p text:style-name="P14"><text:tab/><text:tab/>2-3-8 Ouvrir le fichier <text:span text:style-name="T12">Simulation alimentation 12V.dsn</text:span>.</text:p>
      <text:p text:style-name="P14"><text:tab/><text:tab/>Rajouter un graphe analogique et visualiser les signaux VS1-TR1, VS2-TR1 et Valim_12V.</text:p>
      <text:p text:style-name="P14"><text:tab/><text:tab/>Simuler pour plusieurs valeurs du condensateur C1.</text:p>
      <text:p text:style-name="P14"><text:tab/><text:tab/>Montrer que la valeur réalisée par l'association de C14 et C15 est correctement choisie.</text:p>
      <text:p text:style-name="P14"><text:tab/><text:tab/></text:p>
      <text:h text:style-name="P34" text:outline-level="1">Activité 3 – Commande dynamique d'une led</text:h>
      <text:p text:style-name="P11"><text:tab/><text:span text:style-name="T12">Comment régler l'intensité lumineuse émise par une led ?</text:span></text:p>
      <text:p text:style-name="P12"/>
      <text:p text:style-name="P11"><text:tab/>Alimenter de nouveau le projecteur avec une alim de labo.</text:p>
      <text:p text:style-name="P11"/>
      <text:p text:style-name="P11"><text:tab/>3-1 Indiquer comment modifier le signal de commande d'une led pour diminuer son intensité lumineuse.</text:p>
      <text:p text:style-name="P11"><text:tab/></text:p>
      <text:p text:style-name="P11"><text:tab/>3-2 Proposer un algorigramme permettant de diminuer de moitié l'éclairage des leds rouges.</text:p>
      <text:p text:style-name="P11"><text:tab/>Modifier le programme précédent (on ne devra pas voir de scintillement des leds).</text:p>
      <text:p text:style-name="P11"><text:tab/>Relever le signal de commande puis valider.</text:p>
      <text:p text:style-name="P11"><text:tab/></text:p>
      <text:p text:style-name="P11"><text:tab/>3-3 Faire des essais pour différentes intensités lumineuses.</text:p>
      <text:p text:style-name="P11"/>
      <text:p text:style-name="P4"><text:tab/><text:span text:style-name="T18">3-4 Modifier le programme pour obtenir un éclairage progressif puis dégressif des leds.</text:span></text:p>
      <text:p text:style-name="P16"><text:tab/></text:p>
      <text:h text:style-name="P34" text:outline-level="1"><text:soft-page-break/>Activité 4 – Commande des trois leds</text:h>
      <text:p text:style-name="P15"><text:span text:style-name="T14"><text:tab/></text:span>Dans l'application réelle, la commande dynamique des leds du projecteur ne peut pas être envisagée <text:tab/>avec un programme séquentiel tel que l'on vient de l'écrire. </text:p>
      <text:p text:style-name="P13"><text:tab/>En effet, le microcontrôleur ne peut pas passer son temps à commander les leds, il doit aussi gérer en plus la <text:tab/>lecture des dipswitches ainsi que la réception dmx.</text:p>
      <text:p text:style-name="P7"><text:tab/><text:span text:style-name="T12">La solution est d'effectuer cette commande en utilisant les interruptions.</text:span></text:p>
      <text:p text:style-name="P8"/>
      <text:p text:style-name="Standard"><text:span text:style-name="T8"><text:tab/>4-1 Ouvrir le programme </text:span><text:span text:style-name="T15">commande_led_avec_interruption.fcf</text:span> <text:span text:style-name="T8">.</text:span></text:p>
      <text:p text:style-name="P9"><text:tab/>Dans le programme principal, à chaque débordement du timer 0, une interruption est déclenchée et appelle la <text:tab/>macro « commande_led ». </text:p>
      <text:p text:style-name="Standard"> <text:span text:style-name="T14"><text:tab/>A partir de la valeur du « Prescaler Rate », donner la valeur de la fréquence d'interruption puis déterminer le <text:tab/>temps entre deux appels de la macro </text:span><text:span text:style-name="T8">« commande_led ». </text:span></text:p>
      <text:p text:style-name="P9"><text:tab/></text:p>
      <text:p text:style-name="Standard"><text:span text:style-name="T9"><text:tab/></text:span><text:span text:style-name="T8">4-2 Sachant que dans le système réel la période du signal de commande des leds est de 5ms, déterminer la valeur <text:tab/>à mettre dans le test de la variable « Nboucle_cde_leds » de la macro « commande_led ». </text:span></text:p>
      <text:p text:style-name="P9"><text:tab/></text:p>
      <text:p text:style-name="P9"><text:tab/>4-3 La variable « valeur_basculement_rouge » contient la valeur de Nboucle à partir de laquelle le niveau logique <text:tab/>du signal de commande des leds doit changer.</text:p>
      <text:p text:style-name="P9"><text:tab/>Compléter le bloc calcul qui initialise cette variable dans le programme principal pour obtenir un rapport cyclique <text:tab/>de 50%.</text:p>
      <text:p text:style-name="P9"><text:tab/>Compléter la macro « commande_led » afin de commander les leds rouges.</text:p>
      <text:p text:style-name="P17"/>
      <text:p text:style-name="P9"><text:tab/>4-4 Programmer le PIC. Relever le signal de commande puis valider.</text:p>
      <text:p text:style-name="P9"><text:tab/></text:p>
      <text:p text:style-name="P9"><text:tab/>4-5 Modifier le programme afin de commander en plus les autres leds vertes et bleues du projecteur avec les <text:tab/>rapports cycliques respectifs suivants : 25% et 75%.</text:p>
      <text:p text:style-name="P9"><text:tab/>Relever les signaux de commandes correspondants puis valider.</text:p>
      <text:p text:style-name="P17"><text:tab/></text:p>
      <text:p text:style-name="P9"/>
      <text:h text:style-name="P34" text:outline-level="1">Activité 5 – Commande des leds avec la table dmx</text:h>
      <text:p text:style-name="P13"><text:tab/>La table dmx permet, à l'aide des faders 1 à 3, de régler l'intensité lumineuse de chaque led afin d'obtenir une <text:tab/>couleur donnée.</text:p>
      <text:p text:style-name="Standard"><text:span text:style-name="T7"><text:tab/></text:span><text:span text:style-name="T7">Comment prendre en compte les ordres reçus de la table dmx ?</text:span></text:p>
      <text:p text:style-name="P8"/>
      <text:p text:style-name="Standard"><text:span text:style-name="T8"><text:tab/>5-1 Ouvrir le programme </text:span><text:span text:style-name="T17">commande_3leds_avec_interruption_et_dmx.fcf</text:span><text:span text:style-name="T14"> </text:span><text:span text:style-name="T8">.</text:span></text:p>
      <text:p text:style-name="P9"><text:tab/>La macro « Reception_DMX » reçoit, dans les variables valeur_dmx1, valeur_dmx2 et valeur_dmx3, les valeurs <text:tab/>de consignes respectives pour les commandes PWM des leds rouges, vertes et bleues.</text:p>
      <text:p text:style-name="P9"><text:tab/>Modifier le bloc « affectations des valeurs de PWM » du programme principal pour affecter les variables <text:tab/>PWM_xxx à ces valeurs.</text:p>
      <text:p text:style-name="P17"><text:tab/></text:p>
      <text:p text:style-name="P9"><text:tab/>5-2 Indiquer le type de déclaration des variables « PWM_xxx » et «  valeur_basculement_xxx » puis en déduire <text:tab/>la valeur maximale qu'elles peuvent avoir.</text:p>
      <text:p text:style-name="P9"><text:tab/>Déterminer la relation permettant de calculer la valeur de la variable «  valeur_basculement_rouge » à partir de <text:tab/>« PWM_rouge » en tenant compte des consignes suivantes :</text:p>
      <text:list xml:id="list31317424" text:style-name="L1">
        <text:list-item>
          <text:list>
            <text:list-item>
              <text:list>
                <text:list-item>
                  <text:p text:style-name="P33">on laissera le calcul sous forme de fraction</text:p>
                </text:list-item>
                <text:list-item>
                  <text:p text:style-name="P33">attention à ne pas dépasser la capacité de calcul de la variable «  valeur_basculement_rouge »</text:p>
                </text:list-item>
              </text:list>
            </text:list-item>
          </text:list>
        </text:list-item>
      </text:list>
      <text:p text:style-name="P9"><text:tab/>Modifier le bloc « valeurs de basculement » du programme principal.</text:p>
      <text:p text:style-name="P9"><text:tab/></text:p>
      <text:p text:style-name="P17"/>
      <text:p text:style-name="P9"><text:tab/>5-3 Programmer le PIC.</text:p>
      <text:p text:style-name="P9"><text:tab/>Connecter la table dmx (PIC programmé avec le fichier « table_dmx,hex ») au projecteur. Sélectionner SCAN1.</text:p>
      <text:p text:style-name="P9"><text:soft-page-break/><text:tab/>Vérifier que les faders 1 à 3 permettent bien d'obtenir différentes couleurs.</text:p>
      <text:p text:style-name="P9"/>
      <text:p text:style-name="P9"><text:tab/>5-4 Déterminer le nombre de couleur que l'on peut obtenir avec l'ensemble.</text:p>
      <text:p text:style-name="P9"><text:tab/></text:p>
      <text:p text:style-name="P9"><text:span text:style-name="T13"><text:tab/></text:span><text:span text:style-name="T18">5-5 Ouvrir le logiciel PAINT puis aller dans le menu Couleurs → Modifier les couleurs → Définir les couleurs <text:tab/>personnalisées.</text:span></text:p>
      <text:p text:style-name="P18"><text:tab/>Choisir une couleur.</text:p>
      <text:p text:style-name="P18"><text:tab/>Reproduire avec la table dmx les valeurs des commandes de rouge de vert et de bleu puis vérifier que l'on obtient <text:tab/>bien la même couleur.</text:p>
      <text:p text:style-name="P17"><text:tab/></text:p>
      <text:p text:style-name="P9"><text:tab/>5-6 A-t-on répondu à la problématique de départ ?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ligne_20_1" draw:display-name="Extrémités de ligne 1" svg:viewBox="0 0 1131 902" svg:d="m564 0-564 902h1131z"/>
    <draw:marker draw:name="Extrémités_20_de_20_ligne_20_2" draw:display-name="Extrémités de ligne 2" svg:viewBox="0 0 430 332" svg:d="m0 332 430-332"/>
    <draw:marker draw:name="Extrémités_20_de_20_ligne_20_3" draw:display-name="Extrémités de ligne 3" svg:viewBox="0 0 430 332" svg:d="m0 332 430-332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Normal" style:family="paragraph">
      <style:paragraph-properties fo:margin-left="0cm" fo:margin-right="0cm" fo:margin-top="0cm" fo:margin-bottom="0.011cm" fo:hyphenation-ladder-count="no-limit" fo:text-indent="0.501cm" style:auto-text-indent="false"/>
      <style:text-properties fo:color="#244061" style:font-name="Calibri" fo:font-size="11pt" style:font-size-asian="11pt" fo:hyphenate="false" fo:hyphenation-remain-char-count="0" fo:hyphenation-push-char-count="0"/>
    </style:style>
    <style:style style:name="Emphase" style:family="paragraph" style:parent-style-name="Normal">
      <style:paragraph-properties fo:hyphenation-ladder-count="no-limit"/>
      <style:text-properties fo:color="#31849b" fo:font-style="italic" fo:text-shadow="1pt 1pt" style:font-style-asian="italic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8.934cm" fo:margin-left="0.041cm" fo:margin-right="0.026cm" table:align="margins" style:writing-mode="lr-tb"/>
    </style:style>
    <style:style style:name="Tableau1.A" style:family="table-column">
      <style:table-column-properties style:column-width="5.5cm" style:rel-column-width="19036*"/>
    </style:style>
    <style:style style:name="Tableau1.B" style:family="table-column">
      <style:table-column-properties style:column-width="7.997cm" style:rel-column-width="27681*"/>
    </style:style>
    <style:style style:name="Tableau1.C" style:family="table-column">
      <style:table-column-properties style:column-width="5.436cm" style:rel-column-width="18818*"/>
    </style:style>
    <style:style style:name="Tableau1.1" style:family="table-row">
      <style:table-row-properties style:min-row-height="2.111cm" style:keep-together="true" fo:keep-together="auto"/>
    </style:style>
    <style:style style:name="Tableau1.A1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1.B1" style:family="table-cell">
      <style:table-cell-properties style:vertical-align="top" fo:background-color="transparent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1.C1" style:family="table-cell">
      <style:table-cell-properties style:vertical-align="middle" fo:background-color="transparent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MP1" style:family="paragraph" style:parent-style-name="Standard">
      <style:paragraph-properties fo:text-align="center" style:justify-single-word="false"/>
      <style:text-properties fo:color="#0000ff" fo:font-size="18pt" fo:font-weight="bold" style:font-size-asian="18pt" style:font-weight-asian="bold" style:font-size-complex="18pt" style:font-weight-complex="bold"/>
    </style:style>
    <style:style style:name="MP2" style:family="paragraph" style:parent-style-name="Standard">
      <style:paragraph-properties fo:text-align="center" style:justify-single-word="false"/>
      <style:text-properties fo:color="#0000ff" fo:font-size="8pt" fo:font-weight="bold" style:font-size-asian="8pt" style:font-weight-asian="bold" style:font-size-complex="8pt" style:font-weight-complex="bold"/>
    </style:style>
    <style:style style:name="MP3" style:family="paragraph" style:parent-style-name="Standard">
      <style:paragraph-properties fo:text-align="center" style:justify-single-word="false"/>
      <style:text-properties fo:color="#0000ff" fo:font-size="18pt" fo:font-weight="bold" fo:background-color="transparent" style:font-size-asian="18pt" style:font-weight-asian="bold" style:font-size-complex="18pt" style:font-weight-complex="bold"/>
    </style:style>
    <style:style style:name="MP4" style:family="paragraph" style:parent-style-name="Standard">
      <style:text-properties fo:font-size="6pt" style:font-size-asian="6pt" style:font-size-complex="6pt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vertical-pos="from-top" style:vertical-rel="paragraph" style:horizontal-pos="from-left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cm" fo:margin-right="0cm" style:run-through="foreground" style:wrap="run-through" style:number-wrapped-paragraphs="no-limit" style:vertical-pos="from-top" style:vertical-rel="paragraph" style:horizontal-pos="from-left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3cm" fo:margin-left="0cm" fo:margin-right="0cm" fo:margin-bottom="0.199cm" style:dynamic-spacing="false"/>
      </style:header-style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Standard"><draw:frame draw:style-name="Mfr1" draw:name="images1" text:anchor-type="paragraph" svg:x="3.612cm" svg:y="0.108cm" svg:width="1.563cm" svg:height="1.812cm" draw:z-index="3"><draw:image xlink:href="Pictures/1000000000000258000001D96EFD999A.jpg" xlink:type="simple" xlink:show="embed" xlink:actuate="onLoad"/></draw:frame><draw:frame draw:style-name="Mfr2" draw:name="images2" text:anchor-type="char" svg:x="5.346cm" svg:y="0.03cm" svg:width="1.51cm" svg:height="1.859cm" draw:z-index="7"><draw:image xlink:href="Pictures/1000000000000166000001C1F7796C47.jpg" xlink:type="simple" xlink:show="embed" xlink:actuate="onLoad"/></draw:frame></text:p>
            </table:table-cell>
            <table:table-cell table:style-name="Tableau1.B1" office:value-type="string">
              <text:p text:style-name="MP1"><text:span text:style-name="MT1">Thème 2012</text:span> </text:p>
              <text:p text:style-name="MP2"/>
              <text:p text:style-name="MP3"><draw:frame draw:style-name="Mfr3" draw:name="images3" text:anchor-type="paragraph" svg:x="-5.586cm" svg:y="-0.614cm" svg:width="2.291cm" svg:height="0.977cm" draw:z-index="11"><draw:image xlink:href="Pictures/10000000000002E4000000CE2CD9085B.jpg" xlink:type="simple" xlink:show="embed" xlink:actuate="onLoad"/></draw:frame><draw:frame draw:style-name="Mfr1" draw:name="images5" text:anchor-type="paragraph" svg:x="-3.357cm" svg:y="-0.833cm" svg:width="1.535cm" svg:height="1.697cm" draw:z-index="19"><draw:image xlink:href="Pictures/1000000000000190000001900817416A.jpg" xlink:type="simple" xlink:show="embed" xlink:actuate="onLoad"/></draw:frame><draw:frame draw:style-name="Mfr1" draw:name="images6" text:anchor-type="paragraph" svg:x="7.929cm" svg:y="-0.951cm" svg:width="1.683cm" svg:height="1.873cm" draw:z-index="23"><draw:image xlink:href="Pictures/10000000000002BC0000024969D00548.jpg" xlink:type="simple" xlink:show="embed" xlink:actuate="onLoad"/></draw:frame><draw:frame draw:style-name="Mfr4" draw:name="images4" text:anchor-type="char" svg:x="9.767cm" svg:y="-0.96cm" svg:width="1.817cm" svg:height="1.801cm" draw:z-index="15"><draw:image xlink:href="Pictures/100000000000019000000180D4612BD6.png" xlink:type="simple" xlink:show="embed" xlink:actuate="onLoad"/></draw:frame>Régie de lumière<draw:frame draw:style-name="Mfr2" draw:name="images7" text:anchor-type="char" svg:x="6.255cm" svg:y="-0.997cm" svg:width="1.464cm" svg:height="1.829cm" draw:z-index="27"><draw:image xlink:href="Pictures/1000000000000166000001C1F7796C47.jpg" xlink:type="simple" xlink:show="embed" xlink:actuate="onLoad"/></draw:frame></text:p>
            </table:table-cell>
            <table:table-cell table:style-name="Tableau1.C1" office:value-type="string">
              <text:p text:style-name="Standard"><draw:frame draw:style-name="Mfr1" draw:name="images8" text:anchor-type="paragraph" svg:x="3.584cm" svg:y="0.258cm" svg:width="1.653cm" svg:height="1.656cm" draw:z-index="31"><draw:image xlink:href="Pictures/100000000000044C0000044CB8A8533D.jp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file-name text:display="name">Seq6-Commande des leds</text:file-name> - page <text:page-number text:select-page="current">4</text:page-number>/<text:page-count>4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03T21:59:26.18</meta:creation-date>
    <dc:date>2011-11-11T11:21:14.62</dc:date>
    <meta:editing-duration>PT18H48M49S</meta:editing-duration>
    <meta:editing-cycles>96</meta:editing-cycles>
    <meta:generator>OpenOffice.org/3.2$Win32 OpenOffice.org_project/320m18$Build-9502</meta:generator>
    <meta:printed-by>g d</meta:printed-by>
    <meta:print-date>2011-02-16T10:57:32.22</meta:print-date>
    <dc:creator>gildas david</dc:creator>
    <meta:document-statistic meta:table-count="3" meta:image-count="8" meta:object-count="0" meta:page-count="4" meta:paragraph-count="130" meta:word-count="1155" meta:character-count="7356"/>
    <meta:user-defined meta:name="Info 1"/>
    <meta:user-defined meta:name="Info 2"/>
    <meta:user-defined meta:name="Info 3"/>
    <meta:user-defined meta:name="Info 4"/>
  </office:meta>
</office:document-meta>
</file>